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771in" fo:margin-left="0.0208in" fo:margin-top="0in" fo:margin-bottom="0in" table:align="left"/>
    </style:style>
    <style:style style:name="Table2.A" style:family="table-column">
      <style:table-column-properties style:column-width="1.941in"/>
    </style:style>
    <style:style style:name="Table2.B" style:family="table-column">
      <style:table-column-properties style:column-width="1.725in"/>
    </style:style>
    <style:style style:name="Table2.C" style:family="table-column">
      <style:table-column-properties style:column-width="1.334in"/>
    </style:style>
    <style:style style:name="Table2.D" style:family="table-column">
      <style:table-column-properties style:column-width="2.4056in"/>
    </style:style>
    <style:style style:name="Table2.E" style:family="table-column">
      <style:table-column-properties style:column-width="2.2715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A6" style:family="table-cell">
      <style:table-cell-properties style:vertical-align="" fo:padding="0.0694in" fo:border-left="1pt solid #000000" fo:border-right="1pt solid #000000" fo:border-top="none" fo:border-bottom="1pt solid #000000"/>
    </style:style>
    <style:style style:name="Table2.B6" style:family="table-cell">
      <style:table-cell-properties style:vertical-align="" fo:padding="0.0694in" fo:border-left="1pt solid #000000" fo:border-right="1pt solid #000000" fo:border-top="none" fo:border-bottom="1pt solid #000000"/>
    </style:style>
    <style:style style:name="Table2.C6" style:family="table-cell">
      <style:table-cell-properties style:vertical-align="" fo:padding="0.0694in" fo:border-left="1pt solid #000000" fo:border-right="1pt solid #000000" fo:border-top="none" fo:border-bottom="1pt solid #000000"/>
    </style:style>
    <style:style style:name="Table2.D6" style:family="table-cell">
      <style:table-cell-properties style:vertical-align="" fo:padding="0.0694in" fo:border-left="1pt solid #000000" fo:border-right="1pt solid #000000" fo:border-top="none" fo:border-bottom="1pt solid #000000"/>
    </style:style>
    <style:style style:name="Table2.E6" style:family="table-cell">
      <style:table-cell-properties style:vertical-align="" fo:padding="0.0694in" fo:border-left="1pt solid #000000" fo:border-right="1pt solid #000000" fo:border-top="none" fo:border-bottom="1pt solid #000000"/>
    </style:style>
    <style:style style:name="Table2.7" style:family="table-row">
      <style:table-row-properties style:min-row-height="0.566in" fo:keep-together="auto"/>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4"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5" style:family="paragraph" style:parent-style-name="Standard">
      <style:paragraph-properties fo:line-height="100%" fo:orphans="0" fo:widows="0"/>
      <style:text-properties officeooo:paragraph-rsid="0018d9de"/>
    </style:style>
    <style:style style:name="P6" style:family="paragraph" style:parent-style-name="Standard">
      <style:paragraph-properties fo:line-height="100%" fo:orphans="0" fo:widows="0"/>
      <style:text-properties officeooo:paragraph-rsid="001959e8"/>
    </style:style>
    <style:style style:name="P7" style:family="paragraph" style:parent-style-name="Standard">
      <style:paragraph-properties fo:margin-left="0.5in" fo:margin-right="0in" fo:line-height="100%" fo:orphans="0" fo:widows="0" fo:text-indent="0in" style:auto-text-indent="false"/>
    </style:style>
    <style:style style:name="P8" style:family="paragraph" style:parent-style-name="Text_20_body">
      <style:paragraph-properties fo:line-height="100%" fo:orphans="0" fo:widows="0"/>
    </style:style>
    <style:style style:name="P9" style:family="paragraph" style:parent-style-name="Text_20_body">
      <style:paragraph-properties fo:line-height="100%" fo:orphans="0" fo:widows="0"/>
      <style:text-properties officeooo:paragraph-rsid="001ada6e"/>
    </style:style>
    <style:style style:name="P10" style:family="paragraph" style:parent-style-name="Text_20_body">
      <style:paragraph-properties fo:line-height="100%" fo:orphans="0" fo:widows="0"/>
      <style:text-properties officeooo:paragraph-rsid="001be5db"/>
    </style:style>
    <style:style style:name="P11" style:family="paragraph" style:parent-style-name="Text_20_body">
      <style:paragraph-properties fo:line-height="100%" fo:orphans="0" fo:widows="0"/>
      <style:text-properties officeooo:paragraph-rsid="001c85f4"/>
    </style:style>
    <style:style style:name="P12" style:family="paragraph" style:parent-style-name="Standard">
      <style:paragraph-properties fo:margin-top="0.139in" fo:margin-bottom="0in" style:contextual-spacing="false" fo:line-height="100%"/>
    </style:style>
    <style:style style:name="P13" style:family="paragraph" style:parent-style-name="Standard">
      <style:text-properties style:font-name="Montserrat" style:font-name-asian="Montserrat1" style:font-name-complex="Montserrat1"/>
    </style:style>
    <style:style style:name="P14"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5"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6"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7" style:family="paragraph" style:parent-style-name="Standard">
      <style:text-properties style:font-name="Montserrat" fo:font-size="12pt" style:font-name-asian="Montserrat1" style:font-size-asian="12pt" style:font-name-complex="Montserrat1" style:font-size-complex="12pt"/>
    </style:style>
    <style:style style:name="P18"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9" style:family="paragraph" style:parent-style-name="Standard">
      <style:paragraph-properties fo:margin-left="0in" fo:margin-right="0in" fo:line-height="100%" fo:orphans="0" fo:widows="0" fo:text-indent="0in" style:auto-text-indent="false"/>
      <style:text-properties style:font-name="Montserrat" fo:font-size="12pt" style:font-name-asian="Montserrat1" style:font-size-asian="12pt" style:font-name-complex="Montserrat1" style:font-size-complex="12pt"/>
    </style:style>
    <style:style style:name="P20" style:family="paragraph" style:parent-style-name="Standard">
      <style:paragraph-properties fo:line-height="100%" fo:orphans="0" fo:widows="0"/>
      <style:text-properties style:font-name="Montserrat" fo:font-size="12pt" officeooo:rsid="0016d5fb" officeooo:paragraph-rsid="0016d5fb" style:font-name-asian="Montserrat1" style:font-size-asian="12pt" style:font-name-complex="Montserrat1" style:font-size-complex="12pt"/>
    </style:style>
    <style:style style:name="P21"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22"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3"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4"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25"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26"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27"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28"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29" style:family="paragraph" style:parent-style-name="Standard">
      <style:paragraph-properties fo:line-height="100%" fo:orphans="0" fo:widows="0"/>
      <style:text-properties style:font-name="Arial1" fo:font-size="11pt" style:font-size-asian="11pt" style:font-size-complex="11pt"/>
    </style:style>
    <style:style style:name="P30" style:family="paragraph" style:parent-style-name="Standard">
      <style:paragraph-properties fo:line-height="100%" fo:orphans="0" fo:widows="0"/>
      <style:text-properties style:font-name="Arial1" fo:font-size="11pt" officeooo:paragraph-rsid="0018717f" style:font-size-asian="11pt" style:font-size-complex="11pt"/>
    </style:style>
    <style:style style:name="P31" style:family="paragraph" style:parent-style-name="Standard">
      <style:paragraph-properties fo:line-height="100%" fo:orphans="0" fo:widows="0"/>
      <style:text-properties style:font-name="Arial1" fo:font-size="11pt" officeooo:rsid="0018717f" officeooo:paragraph-rsid="0018717f" style:font-size-asian="11pt" style:font-size-complex="11pt"/>
    </style:style>
    <style:style style:name="P32" style:family="paragraph" style:parent-style-name="Standard">
      <style:paragraph-properties fo:line-height="100%" fo:orphans="0" fo:widows="0"/>
      <style:text-properties style:font-name="Arial1" fo:font-size="11pt" fo:font-style="italic" officeooo:rsid="0016d5fb" officeooo:paragraph-rsid="0016d5fb" style:font-name-asian="Montserrat1" style:font-size-asian="11pt" style:font-style-asian="italic" style:font-name-complex="Montserrat1" style:font-size-complex="11pt"/>
    </style:style>
    <style:style style:name="P33" style:family="paragraph" style:parent-style-name="Standard">
      <style:paragraph-properties fo:line-height="100%" fo:orphans="0" fo:widows="0"/>
      <style:text-properties style:font-name="Arial1" fo:font-size="11pt" fo:font-style="italic" style:font-name-asian="Montserrat1" style:font-size-asian="11pt" style:font-style-asian="italic" style:font-name-complex="Montserrat1" style:font-size-complex="11pt"/>
    </style:style>
    <style:style style:name="P34" style:family="paragraph" style:parent-style-name="Standard">
      <style:paragraph-properties fo:line-height="100%" fo:orphans="0" fo:widows="0"/>
      <style:text-properties style:font-name="Arial1" fo:font-size="11pt" fo:font-style="italic" officeooo:paragraph-rsid="0016d5fb" style:font-name-asian="Montserrat1" style:font-size-asian="11pt" style:font-style-asian="italic" style:font-name-complex="Montserrat1" style:font-size-complex="11pt"/>
    </style:style>
    <style:style style:name="P35" style:family="paragraph" style:parent-style-name="Text_20_body">
      <style:paragraph-properties fo:line-height="100%" fo:orphans="0" fo:widows="0"/>
      <style:text-properties style:font-name="Arial1" officeooo:paragraph-rsid="001be5db"/>
    </style:style>
    <style:style style:name="P36" style:family="paragraph" style:parent-style-name="Text_20_body">
      <style:paragraph-properties fo:line-height="100%" fo:orphans="0" fo:widows="0"/>
      <style:text-properties style:font-name="Arial1" officeooo:paragraph-rsid="001ada6e"/>
    </style:style>
    <style:style style:name="P37" style:family="paragraph" style:parent-style-name="Standard">
      <style:paragraph-properties fo:line-height="100%" fo:orphans="0" fo:widows="0"/>
      <style:text-properties fo:color="#2c3338" loext:opacity="100%" style:font-name="Arial1" fo:font-size="11pt" fo:font-style="italic" fo:background-color="#ffffff" style:font-name-asian="Montserrat1" style:font-size-asian="11pt" style:font-style-asian="italic" style:font-name-complex="Montserrat1" style:font-size-complex="11pt"/>
    </style:style>
    <style:style style:name="P38" style:family="paragraph" style:parent-style-name="Standard">
      <style:paragraph-properties fo:line-height="100%" fo:orphans="0" fo:widows="0"/>
      <style:text-properties officeooo:rsid="0018d9de" officeooo:paragraph-rsid="0018d9de"/>
    </style:style>
    <style:style style:name="P39" style:family="paragraph" style:parent-style-name="Standard">
      <style:paragraph-properties fo:line-height="100%" fo:orphans="0" fo:widows="0"/>
      <style:text-properties fo:font-weight="normal" officeooo:rsid="0018d9de" officeooo:paragraph-rsid="0018d9de" style:font-weight-asian="normal" style:font-weight-complex="normal"/>
    </style:style>
    <style:style style:name="P40" style:family="paragraph" style:parent-style-name="Standard">
      <style:paragraph-properties fo:line-height="100%" fo:orphans="0" fo:widows="0"/>
      <style:text-properties fo:font-weight="normal" officeooo:rsid="001959e8" officeooo:paragraph-rsid="001959e8" style:font-weight-asian="normal" style:font-weight-complex="normal"/>
    </style:style>
    <style:style style:name="P41"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42" style:family="paragraph" style:parent-style-name="Heading_20_2" style:list-style-name="WWNum3"/>
    <style:style style:name="P43" style:family="paragraph" style:parent-style-name="Heading_20_2" style:list-style-name="WWNum3">
      <style:paragraph-properties fo:margin-left="0.5in" fo:margin-right="0in" fo:text-indent="-0.25in" style:auto-text-indent="false"/>
    </style:style>
    <style:style style:name="P44" style:family="paragraph" style:parent-style-name="Heading_20_2" style:list-style-name="WWNum3">
      <style:paragraph-properties fo:margin-left="0.5in" fo:margin-right="0in" fo:line-height="100%" fo:orphans="0" fo:widows="0" fo:text-indent="-0.25in" style:auto-text-indent="false"/>
    </style:style>
    <style:style style:name="P45" style:family="paragraph" style:parent-style-name="Heading_20_2" style:list-style-name="WWNum3">
      <style:paragraph-properties fo:margin-left="0.5in" fo:margin-right="0in" fo:line-height="100%" fo:orphans="0" fo:widows="0" fo:text-indent="-0.25in" style:auto-text-indent="false"/>
      <style:text-properties officeooo:paragraph-rsid="001da281"/>
    </style:style>
    <style:style style:name="P46" style:family="paragraph" style:parent-style-name="Heading_20_2" style:list-style-name="WWNum3">
      <style:paragraph-properties fo:margin-left="0.5in" fo:margin-right="0in" fo:line-height="100%" fo:orphans="0" fo:widows="0" fo:text-indent="-0.25in" style:auto-text-indent="false"/>
      <style:text-properties style:font-name="Montserrat" fo:font-size="12pt" officeooo:paragraph-rsid="001da281" style:font-name-asian="Montserrat1" style:font-size-asian="12pt" style:font-name-complex="Montserrat1" style:font-size-complex="12pt"/>
    </style:style>
    <style:style style:name="P47" style:family="paragraph" style:parent-style-name="Heading_20_3" style:list-style-name="L6">
      <style:paragraph-properties fo:margin-top="0in" fo:margin-bottom="0.1965in" style:contextual-spacing="false"/>
      <style:text-properties style:font-name="Arial1" fo:font-size="11pt" style:font-size-asian="11pt" style:font-size-complex="11pt"/>
    </style:style>
    <style:style style:name="P48" style:family="paragraph" style:parent-style-name="Heading_20_3" style:list-style-name="L6">
      <style:paragraph-properties fo:line-height="100%" fo:orphans="0" fo:widows="0"/>
      <style:text-properties style:font-name="Arial1" fo:font-size="11pt" officeooo:paragraph-rsid="001da281" style:font-name-asian="Montserrat1" style:font-size-asian="11pt" style:font-name-complex="Montserrat1" style:font-size-complex="11pt"/>
    </style:style>
    <style:style style:name="P49" style:family="paragraph" style:parent-style-name="Heading_20_3" style:list-style-name="L7">
      <style:paragraph-properties fo:line-height="100%" fo:orphans="0" fo:widows="0"/>
      <style:text-properties style:font-name="Arial1" fo:font-size="11pt" fo:font-weight="bold" style:font-size-asian="11pt" style:font-weight-asian="bold" style:font-size-complex="11pt"/>
    </style:style>
    <style:style style:name="P50" style:family="paragraph" style:parent-style-name="Heading_20_3" style:list-style-name="L7">
      <style:paragraph-properties fo:line-height="100%" fo:orphans="0" fo:widows="0"/>
      <style:text-properties fo:font-size="11pt" fo:font-weight="bold" style:font-size-asian="9.60000038146973pt" style:font-weight-asian="bold" style:font-size-complex="11pt"/>
    </style:style>
    <style:style style:name="P51"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52" style:family="paragraph" style:parent-style-name="Standard" style:list-style-name="L2">
      <style:paragraph-properties fo:line-height="115%" fo:orphans="0" fo:widows="0"/>
      <style:text-properties style:font-name="Montserrat" fo:font-size="12pt" fo:font-weight="bold" style:font-name-asian="Montserrat1" style:font-size-asian="12pt" style:font-weight-asian="bold" style:font-name-complex="Montserrat1" style:font-size-complex="12pt" style:font-weight-complex="bold"/>
    </style:style>
    <style:style style:name="P53" style:family="paragraph" style:parent-style-name="Standard" style:list-style-name="L2">
      <style:paragraph-properties fo:line-height="115%" fo:orphans="0" fo:widows="0"/>
      <style:text-properties style:font-name="Montserrat" fo:font-size="12pt" fo:font-weight="bold" officeooo:paragraph-rsid="001d6055" style:font-name-asian="Montserrat1" style:font-size-asian="12pt" style:font-weight-asian="bold" style:font-name-complex="Montserrat1" style:font-size-complex="12pt" style:font-weight-complex="bold"/>
    </style:style>
    <style:style style:name="P54" style:family="paragraph" style:parent-style-name="Standard" style:list-style-name="L4">
      <style:paragraph-properties fo:line-height="115%" fo:orphans="0" fo:widows="0"/>
      <style:text-properties style:font-name="Montserrat" fo:font-size="12pt" fo:font-weight="bold" style:font-name-asian="Montserrat1" style:font-size-asian="12pt" style:font-weight-asian="bold" style:font-name-complex="Montserrat1" style:font-size-complex="12pt" style:font-weight-complex="bold"/>
    </style:style>
    <style:style style:name="P55" style:family="paragraph" style:parent-style-name="Standard" style:list-style-name="L4">
      <style:paragraph-properties fo:line-height="115%" fo:orphans="0" fo:widows="0"/>
      <style:text-properties style:font-name="Montserrat" fo:font-size="12pt" fo:font-weight="bold" officeooo:paragraph-rsid="001da281" style:font-name-asian="Montserrat1" style:font-size-asian="12pt" style:font-weight-asian="bold" style:font-name-complex="Montserrat1" style:font-size-complex="12pt" style:font-weight-complex="bold"/>
    </style:style>
    <style:style style:name="P56" style:family="paragraph" style:parent-style-name="Standard" style:list-style-name="L1">
      <style:text-properties style:font-name="Arial1" fo:font-size="11pt" style:font-size-asian="11pt" style:font-size-complex="11pt"/>
    </style:style>
    <style:style style:name="P57" style:family="paragraph" style:parent-style-name="Standard" style:list-style-name="L1">
      <style:text-properties style:font-name="Arial1" fo:font-size="11pt" fo:font-weight="bold" style:font-name-asian="Montserrat1" style:font-size-asian="11pt" style:font-weight-asian="bold" style:font-name-complex="Montserrat1" style:font-size-complex="11pt" style:font-weight-complex="bold"/>
    </style:style>
    <style:style style:name="P58" style:family="paragraph" style:parent-style-name="Standard" style:list-style-name="L1">
      <style:text-properties style:font-name="Arial1" fo:font-size="11pt" fo:font-weight="bold" officeooo:paragraph-rsid="0018717f" style:font-name-asian="Montserrat1" style:font-size-asian="11pt" style:font-weight-asian="bold" style:font-name-complex="Montserrat1" style:font-size-complex="11pt" style:font-weight-complex="bold"/>
    </style:style>
    <style:style style:name="P59" style:family="paragraph" style:parent-style-name="Standard">
      <style:text-properties style:font-name="Arial1" fo:font-size="11pt" fo:font-weight="normal" style:font-size-asian="11pt" style:font-weight-asian="normal" style:font-size-complex="11pt" style:font-weight-complex="normal"/>
    </style:style>
    <style:style style:name="P60" style:family="paragraph" style:parent-style-name="Standard">
      <style:paragraph-properties fo:line-height="100%" fo:orphans="0" fo:widows="0"/>
      <style:text-properties style:font-name="Arial1" fo:font-size="11pt" style:font-name-asian="Montserrat1" style:font-size-asian="11pt" style:font-name-complex="Montserrat1" style:font-size-complex="11pt"/>
    </style:style>
    <style:style style:name="P61" style:family="paragraph" style:parent-style-name="Text_20_body" style:list-style-name="L1">
      <style:text-properties officeooo:paragraph-rsid="001c85f4"/>
    </style:style>
    <style:style style:name="P62" style:family="paragraph" style:parent-style-name="Text_20_body" style:list-style-name="L1">
      <style:text-properties officeooo:paragraph-rsid="001d6055"/>
    </style:style>
    <style:style style:name="P63" style:family="paragraph" style:parent-style-name="Text_20_body" style:list-style-name="L1">
      <style:text-properties style:font-name="Arial1" fo:font-size="11pt" fo:font-weight="normal" officeooo:paragraph-rsid="001d6055" style:font-name-asian="Montserrat1" style:font-size-asian="11pt" style:font-weight-asian="normal" style:font-name-complex="Montserrat1" style:font-size-complex="11pt" style:font-weight-complex="normal"/>
    </style:style>
    <style:style style:name="P64" style:family="paragraph" style:parent-style-name="Text_20_body" style:list-style-name="L2">
      <style:paragraph-properties fo:line-height="115%" fo:orphans="0" fo:widows="0"/>
      <style:text-properties style:font-name="Arial1" fo:font-size="11pt" fo:font-weight="normal" officeooo:paragraph-rsid="001d6055" style:font-name-asian="Montserrat1" style:font-size-asian="11pt" style:font-weight-asian="normal" style:font-name-complex="Montserrat1" style:font-size-complex="11pt" style:font-weight-complex="normal"/>
    </style:style>
    <style:style style:name="P65" style:family="paragraph" style:parent-style-name="Text_20_body" style:list-style-name="L1">
      <style:text-properties style:font-name="Arial1" fo:font-size="11pt" officeooo:paragraph-rsid="0018d9de" style:font-size-asian="11pt" style:font-size-complex="11pt"/>
    </style:style>
    <style:style style:name="P66" style:family="paragraph" style:parent-style-name="Text_20_body" style:list-style-name="L3">
      <style:text-properties style:font-name="Arial1" fo:font-size="11pt" style:font-size-asian="11pt" style:font-size-complex="11pt"/>
    </style:style>
    <style:style style:name="P67" style:family="paragraph" style:parent-style-name="Text_20_body" style:list-style-name="L4">
      <style:text-properties style:font-name="Arial1" fo:font-size="11pt" style:font-size-asian="11pt" style:font-size-complex="11pt"/>
    </style:style>
    <style:style style:name="P68" style:family="paragraph" style:parent-style-name="Text_20_body" style:list-style-name="L5">
      <style:text-properties style:font-name="Arial1" fo:font-size="11pt" style:font-size-asian="11pt" style:font-size-complex="11pt"/>
    </style:style>
    <style:style style:name="P69" style:family="paragraph" style:parent-style-name="Text_20_body" style:list-style-name="L6">
      <style:text-properties style:font-name="Arial1" fo:font-size="11pt" style:font-size-asian="11pt" style:font-size-complex="11pt"/>
    </style:style>
    <style:style style:name="P70" style:family="paragraph" style:parent-style-name="Text_20_body" style:list-style-name="L7">
      <style:text-properties style:font-name="Arial1" fo:font-size="11pt" style:font-size-asian="11pt" style:font-size-complex="11pt"/>
    </style:style>
    <style:style style:name="P71" style:family="paragraph" style:parent-style-name="Text_20_body" style:list-style-name="L2">
      <style:paragraph-properties fo:line-height="115%" fo:orphans="0" fo:widows="0"/>
      <style:text-properties style:font-name="Arial1" fo:font-size="11pt" officeooo:paragraph-rsid="001d6055" style:font-name-asian="Montserrat1" style:font-size-asian="11pt" style:font-name-complex="Montserrat1" style:font-size-complex="11pt"/>
    </style:style>
    <style:style style:name="P72" style:family="paragraph" style:parent-style-name="Text_20_body" style:list-style-name="L3">
      <style:paragraph-properties fo:line-height="115%" fo:orphans="0" fo:widows="0"/>
      <style:text-properties style:font-name="Arial1" fo:font-size="11pt" style:font-name-asian="Montserrat1" style:font-size-asian="11pt" style:font-name-complex="Montserrat1" style:font-size-complex="11pt"/>
    </style:style>
    <style:style style:name="P73" style:family="paragraph" style:parent-style-name="Text_20_body" style:list-style-name="L4">
      <style:paragraph-properties fo:line-height="115%" fo:orphans="0" fo:widows="0"/>
      <style:text-properties style:font-name="Arial1" fo:font-size="11pt" style:font-name-asian="Montserrat1" style:font-size-asian="11pt" style:font-name-complex="Montserrat1" style:font-size-complex="11pt"/>
    </style:style>
    <style:style style:name="P74" style:family="paragraph" style:parent-style-name="Text_20_body" style:list-style-name="L5">
      <style:paragraph-properties fo:line-height="115%" fo:orphans="0" fo:widows="0"/>
      <style:text-properties style:font-name="Arial1" fo:font-size="11pt" officeooo:paragraph-rsid="001da281" style:font-name-asian="Montserrat1" style:font-size-asian="11pt" style:font-name-complex="Montserrat1" style:font-size-complex="11pt"/>
    </style:style>
    <style:style style:name="P75" style:family="paragraph" style:parent-style-name="Text_20_body" style:list-style-name="L3">
      <style:text-properties style:font-name="Arial1" fo:font-size="11pt" fo:font-weight="bold" style:font-size-asian="11pt" style:font-size-complex="11pt"/>
    </style:style>
    <style:style style:name="P76" style:family="paragraph" style:parent-style-name="Text_20_body" style:list-style-name="L5">
      <style:text-properties style:font-name="Arial1" fo:font-size="11pt" fo:font-weight="bold" style:font-size-asian="11pt" style:font-size-complex="11pt"/>
    </style:style>
    <style:style style:name="P77" style:family="paragraph" style:parent-style-name="Text_20_body" style:list-style-name="L2"/>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6">
      <style:text-properties officeooo:paragraph-rsid="001da281"/>
    </style:style>
    <style:style style:name="P82" style:family="paragraph" style:parent-style-name="Text_20_body" style:list-style-name="L7"/>
    <style:style style:name="P83" style:family="paragraph" style:parent-style-name="Text_20_body">
      <style:paragraph-properties fo:line-height="100%" fo:orphans="0" fo:widows="0"/>
      <style:text-properties style:font-name="Arial1" fo:font-size="11pt" officeooo:paragraph-rsid="001f2e72" style:font-size-asian="11pt" style:font-size-complex="11pt"/>
    </style:style>
    <style:style style:name="P84" style:family="paragraph" style:parent-style-name="Text_20_body">
      <style:paragraph-properties fo:margin-top="0in" fo:margin-bottom="0in" style:contextual-spacing="false"/>
      <style:text-properties style:font-name="Arial1" fo:font-size="11pt" style:font-size-asian="11pt" style:font-size-complex="11pt"/>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weight="bold" style:font-name-asian="Montserrat1" style:font-size-asian="12pt" style:font-name-complex="Montserrat1" style:font-size-complex="12pt"/>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name-asian="Montserrat1" style:font-size-asian="12pt" style:font-name-complex="Montserrat1"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name-asian="Montserrat1" style:font-size-asian="12pt" style:font-name-complex="Montserrat1" style:font-size-complex="12pt"/>
    </style:style>
    <style:style style:name="T8" style:family="text">
      <style:text-properties officeooo:rsid="0016d5fb"/>
    </style:style>
    <style:style style:name="T9" style:family="text">
      <style:text-properties officeooo:rsid="0018717f"/>
    </style:style>
    <style:style style:name="T10" style:family="text">
      <style:text-properties style:font-name="Arial1"/>
    </style:style>
    <style:style style:name="T11" style:family="text">
      <style:text-properties style:font-name="Arial1" fo:font-size="11pt" style:font-size-asian="11pt" style:font-size-complex="11pt"/>
    </style:style>
    <style:style style:name="T12" style:family="text">
      <style:text-properties style:font-name="Arial1" fo:font-size="11pt" style:font-name-asian="Montserrat1" style:font-size-asian="11pt" style:font-name-complex="Montserrat1" style:font-size-complex="11pt"/>
    </style:style>
    <style:style style:name="T13" style:family="text">
      <style:text-properties style:font-name="Arial1" fo:font-size="11pt" fo:font-weight="bold" style:font-name-asian="Montserrat1" style:font-size-asian="11pt" style:font-name-complex="Montserrat1" style:font-size-complex="11pt"/>
    </style:style>
    <style:style style:name="T14" style:family="text">
      <style:text-properties style:font-name="Arial1" fo:font-size="11pt" fo:font-weight="bold" style:font-size-asian="11pt" style:font-size-complex="11pt"/>
    </style:style>
    <style:style style:name="T15" style:family="text">
      <style:text-properties style:font-name="Arial1" fo:font-size="11pt" fo:font-style="italic" style:font-size-asian="11pt" style:font-size-complex="11pt"/>
    </style:style>
    <style:style style:name="T16" style:family="text">
      <style:text-properties style:font-name="Arial1" fo:font-weight="bold"/>
    </style:style>
    <style:style style:name="T17" style:family="text">
      <style:text-properties fo:font-size="11pt" style:font-size-asian="11pt" style:font-size-complex="11pt"/>
    </style:style>
    <style:style style:name="T18" style:family="text">
      <style:text-properties fo:font-weight="bold"/>
    </style:style>
    <style:style style:name="T19" style:family="text">
      <style:text-properties fo:font-weight="bold" style:font-name-asian="Montserrat1" style:font-weight-asian="bold" style:font-name-complex="Montserrat1" style:font-weight-complex="bold"/>
    </style:style>
    <style:style style:name="T20" style:family="text">
      <style:text-properties fo:font-weight="bold" style:font-name-asian="Montserrat1" style:font-name-complex="Montserrat1"/>
    </style:style>
    <style:style style:name="T21" style:family="text">
      <style:text-properties style:font-name-asian="Montserrat1" style:font-name-complex="Montserrat1"/>
    </style:style>
    <style:style style:name="T22" style:family="text">
      <style:text-properties style:font-name="Google Sans Text"/>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plk5899mvlqq"/></text:p>
      <text:p text:style-name="P25"><text:bookmark text:name="_1jgtpi0w9ri"/>Spécifications techniques</text:p>
      <text:p text:style-name="P24">[<text:span text:style-name="T8">Menu Maker : Qwenta</text:span>]</text:p>
      <text:p text:style-name="P14"/>
      <text:p text:style-name="P14"/>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Version</text:p>
          </table:table-cell>
          <table:table-cell table:style-name="Table1.A1" office:value-type="string">
            <text:p text:style-name="P16">Auteur</text:p>
          </table:table-cell>
          <table:table-cell table:style-name="Table1.A1" office:value-type="string">
            <text:p text:style-name="P16">Date</text:p>
          </table:table-cell>
          <table:table-cell table:style-name="Table1.A1" office:value-type="string">
            <text:p text:style-name="P16">Approbation </text:p>
          </table:table-cell>
        </table:table-row>
        <table:table-row table:style-name="Table1.1">
          <table:table-cell table:style-name="Table1.A2" office:value-type="string">
            <text:p text:style-name="P18">1.0</text:p>
          </table:table-cell>
          <table:table-cell table:style-name="Table1.B2" office:value-type="string">
            <text:p text:style-name="P20">Djouahra Yanis</text:p>
          </table:table-cell>
          <table:table-cell table:style-name="Table1.C2" office:value-type="string">
            <text:p text:style-name="P20">2026</text:p>
          </table:table-cell>
          <table:table-cell table:style-name="Table1.D2" office:value-type="string">
            <text:p text:style-name="P20">Soufiane</text:p>
          </table:table-cell>
        </table:table-row>
      </table:table>
      <text:p text:style-name="P15"/>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409jm82qlgst" text:style-name="Index_20_Link" text:visited-style-name="Index_20_Link"><text:span text:style-name="T3">I. Choix technologiques<text:tab/></text:span></text:a><text:span text:style-name="T1">2</text:span></text:p>
          <text:p text:style-name="P3"><text:a xlink:type="simple" xlink:href="#_ex0md8td8283" text:style-name="Index_20_Link" text:visited-style-name="Index_20_Link"><text:span text:style-name="T3">II. Liens avec le back-end<text:tab/></text:span></text:a><text:span text:style-name="T1">3</text:span></text:p>
          <text:p text:style-name="P4"><text:a xlink:type="simple" xlink:href="#_a61v3uh5vs19" text:style-name="Index_20_Link" text:visited-style-name="Index_20_Link"><text:span text:style-name="T3">III. Préconisations concernant le domaine et l’hébergement<text:tab/></text:span></text:a><text:span text:style-name="T1">3</text:span></text:p>
          <text:p text:style-name="P3"><text:a xlink:type="simple" xlink:href="#_n56najuvb5ys" text:style-name="Index_20_Link" text:visited-style-name="Index_20_Link"><text:span text:style-name="T3">IV. Accessibilité<text:tab/></text:span></text:a><text:span text:style-name="T1">3</text:span></text:p>
          <text:p text:style-name="P3"><text:a xlink:type="simple" xlink:href="#_l80x4g9stizp" text:style-name="Index_20_Link" text:visited-style-name="Index_20_Link"><text:span text:style-name="T3">V. Recommandations en termes de sécurité<text:tab/></text:span></text:a><text:span text:style-name="T1">3</text:span></text:p>
          <text:p text:style-name="P3"><text:a xlink:type="simple" xlink:href="#_vbbknpfyus5o" text:style-name="Index_20_Link" text:visited-style-name="Index_20_Link"><text:span text:style-name="T3">VI. Maintenance du site et futures mises à jour<text:tab/></text:span></text:a><text:span text:style-name="T1">4</text:span></text:p>
        </text:index-body>
      </text:table-of-content>
      <text:p text:style-name="P28"/>
      <text:p text:style-name="P27"/>
      <text:p text:style-name="P27"><text:soft-page-break/></text:p>
      <text:list xml:id="list3572856430" text:style-name="WWNum3">
        <text:list-item>
          <text:p text:style-name="P42"><text:bookmark text:name="_409jm82qlgst"/>Choix technologiques</text:p>
        </text:list-item>
      </text:list>
      <text:p text:style-name="P16"/>
      <text:list text:style-name="WWNum4">
        <text:list-item>
          <text:p text:style-name="P51">État des lieux des besoins fonctionnels et de leurs solutions techniques :</text:p>
        </text:list-item>
      </text:list>
      <text:p text:style-name="P60"/>
      <text:p text:style-name="P83"><text:bookmark text:name="p-rc_42f076705b841f70-215"/><text:span text:style-name="T20">Front-end</text:span><text:span text:style-name="T21"> : </text:span><text:span text:style-name="T20">React</text:span><text:span text:style-name="T21"> pour la création de composants réutilisables et une mise à jour fluide de l'interface sans rechargement.</text:span></text:p>
      <text:p text:style-name="P83"><text:bookmark text:name="p-rc_42f076705b841f70-216"/><text:span text:style-name="T18">Back-end</text:span> : <text:span text:style-name="T18">Node.js</text:span> avec <text:span text:style-name="T18">Express</text:span> pour gérer la logique serveur et les API.</text:p>
      <text:p text:style-name="P84"><text:bookmark text:name="p-rc_42f076705b841f70-217"/><text:span text:style-name="T18">Base de données</text:span> : <text:span text:style-name="T18">MongoDB</text:span> (NoSQL) pour sa flexibilité dans le stockage des menus complexes et des plats.</text:p>
      <text:p text:style-name="P84"><text:bookmark text:name="p-rc_42f076705b841f70-218"/><text:span text:style-name="T18">Gestion des styles</text:span> : <text:span text:style-name="T18">Sass</text:span> et <text:span text:style-name="T18">Styled-components</text:span> pour un design responsive et une personnalisation dynamique.</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Besoin </text:p>
          </table:table-cell>
          <table:table-cell table:style-name="Table2.A1" office:value-type="string">
            <text:p text:style-name="P26">Contraintes</text:p>
          </table:table-cell>
          <table:table-cell table:style-name="Table2.A1" office:value-type="string">
            <text:p text:style-name="P26">Solution</text:p>
          </table:table-cell>
          <table:table-cell table:style-name="Table2.A1" office:value-type="string">
            <text:p text:style-name="P26">Description de la solution</text:p>
          </table:table-cell>
          <table:table-cell table:style-name="Table2.A1" office:value-type="string">
            <text:p text:style-name="P26">Justification (2 arguments)</text:p>
          </table:table-cell>
        </table:table-row>
        <table:table-row table:style-name="Table2.1">
          <table:table-cell table:style-name="Table2.A2" office:value-type="string">
            <text:p text:style-name="P32">Landing page non connecté</text:p>
          </table:table-cell>
          <table:table-cell table:style-name="Table2.B2" office:value-type="string">
            <text:p text:style-name="P32">Doit afficher une banner , une section de personnalisation et un footer</text:p>
          </table:table-cell>
          <table:table-cell table:style-name="Table2.C2" office:value-type="string">
            <text:p text:style-name="P32">React</text:p>
          </table:table-cell>
          <table:table-cell table:style-name="Table2.D2" office:value-type="string">
            <text:p text:style-name="P33">Découpage de la page en composants réutilisables (Header, HeroBanner, Features, Steps) pour faciliter la maintenance.</text:p>
            <text:p text:style-name="P37"/>
          </table:table-cell>
          <table:table-cell table:style-name="Table2.E2" office:value-type="string">
            <text:p text:style-name="P34">1. C'est la technologie recommandée par le Product Owner pour ce projet.</text:p>
            <text:p text:style-name="P34">2. React permet une mise à jour fluide de l'interface sans recharger la page, offrant une meilleure expérience utilisateur.</text:p>
          </table:table-cell>
        </table:table-row>
        <table:table-row table:style-name="Table2.1">
          <table:table-cell table:style-name="Table2.A3" office:value-type="string">
            <text:p text:style-name="P31">Page login</text:p>
          </table:table-cell>
          <table:table-cell table:style-name="Table2.B3" office:value-type="string">
            <text:p text:style-name="P31">-La fenêtre s’ouvre sous forme de modale</text:p>
            <text:p text:style-name="P31"><text:s/>-l’utilisateur peut rentrer son adresse mail</text:p>
            <text:p text:style-name="P31">-un e-mail lui est envoyé pour permettre de s’identifier ou de confirmer son adresse mail pour acceder à <text:soft-page-break/>l’application</text:p>
            <text:p text:style-name="P30"><text:span text:style-name="T9">-</text:span>Un lien "Besoin d'aide” permet d'envoyer directement un e-mail à nos équipes</text:p>
          </table:table-cell>
          <table:table-cell table:style-name="Table2.C3" office:value-type="string">
            <text:p text:style-name="P31">React modal</text:p>
          </table:table-cell>
          <table:table-cell table:style-name="Table2.D3" office:value-type="string">
            <text:p text:style-name="P29">Utilisation d'une bibliothèque de modale accessible pour l'interface. Côté serveur, génération d'un jeton unique envoyé par e-mail pour connecter l'utilisateur sans mot de passe.</text:p>
          </table:table-cell>
          <table:table-cell table:style-name="Table2.E3" office:value-type="string">
            <text:p text:style-name="P8"><text:bookmark text:name="p-rc_9f336ecbf14d6b03-352"/><text:span text:style-name="T11">-L'utilisation d'une bibliothèque de modale (comme </text:span><text:span text:style-name="Source_20_Text"><text:span text:style-name="T17">react-modal</text:span></text:span><text:span text:style-name="T11">) garantit l'accessibilité web, un point majeur de ta veille technique.</text:span></text:p>
            <text:p text:style-name="Text_20_body">-Le système de "Magic Link" renforce la sécurité et simplifie l'expérience utilisateur (pas de <text:soft-page-break/>mot de passe à retenir).</text:p>
            <text:p text:style-name="P29"/>
          </table:table-cell>
        </table:table-row>
        <table:table-row table:style-name="Table2.1">
          <table:table-cell table:style-name="Table2.A4" office:value-type="string">
            <text:p text:style-name="P2"><text:span text:style-name="T18">:</text:span> Création et sélection de catégories de plats (ex: "Entrées", "Desserts").</text:p>
          </table:table-cell>
          <table:table-cell table:style-name="Table2.B4" office:value-type="string">
            <text:p text:style-name="P2">La création doit se faire via une modale spécifique et l'utilisateur doit pouvoir choisir une catégorie existante.</text:p>
          </table:table-cell>
          <table:table-cell table:style-name="Table2.C4" office:value-type="string">
            <text:p text:style-name="P38">React / React-modal</text:p>
          </table:table-cell>
          <table:table-cell table:style-name="Table2.D4" office:value-type="string">
            <text:p text:style-name="P2">Une fenêtre modale contenant un champ texte pour nommer la catégorie. Les catégories sont ensuite stockées dans un menu déroulant ou une liste pour être réutilisées lors de la création de plats.</text:p>
          </table:table-cell>
          <table:table-cell table:style-name="Table2.E4" office:value-type="string">
            <text:p text:style-name="P5">1. L'utilisation d'une modale permet de ne pas quitter la page de création du menu, ce qui rend l'outil plus rapide (en "quelques clics").</text:p>
            <text:p text:style-name="P5">2. <text:span text:style-name="Source_20_Text">react-modal</text:span> est une solution standard, accessible et très documentée, ce qui assure la qualité du code.</text:p>
            <text:p text:style-name="P2"/>
          </table:table-cell>
        </table:table-row>
        <table:table-row table:style-name="Table2.1">
          <table:table-cell table:style-name="Table2.A5" office:value-type="string">
            <text:p text:style-name="P2">Ajouter un ou plusieurs plats à une catégorie du menu.</text:p>
          </table:table-cell>
          <table:table-cell table:style-name="Table2.B5" office:value-type="string">
            <text:p text:style-name="P2">Ajouter un ou plusieurs plats à une catégorie du menu.</text:p>
          </table:table-cell>
          <table:table-cell table:style-name="Table2.C5" office:value-type="string">
            <text:p text:style-name="P39">React + Formik (ou React Hook Form) + MongoDB.</text:p>
          </table:table-cell>
          <table:table-cell table:style-name="Table2.D5" office:value-type="string">
            <text:p text:style-name="P2">Utilisation d'un formulaire dynamique dans une modale. Chaque plat est un objet envoyé à la base de données MongoDB lié à l'ID de sa catégorie.</text:p>
          </table:table-cell>
          <table:table-cell table:style-name="Table2.E5" office:value-type="string">
            <text:p text:style-name="P6">1. <text:span text:style-name="T18">Flexibilité de MongoDB</text:span> : Permet d'ajouter ou de modifier facilement les champs d'un plat (comme la photo ou la description) sans casser la structure de la base.</text:p>
            <text:p text:style-name="P6">2. <text:span text:style-name="T18">Expérience utilisateur (UX)</text:span> : Le formulaire dans une modale permet au restaurateur de rester concentré sur sa saisie sans changer de page.</text:p>
          </table:table-cell>
        </table:table-row>
        <table:table-row table:style-name="Table2.1">
          <table:table-cell table:style-name="Table2.A6" office:value-type="string">
            <text:p text:style-name="P2">Personnaliser l'apparence visuelle du menu (Typographie, couleurs).</text:p>
          </table:table-cell>
          <table:table-cell table:style-name="Table2.B6" office:value-type="string">
            <text:p text:style-name="P2">Visualisation en temps réel (Aperçu), choix d'une typographie et d'une couleur de texte.</text:p>
          </table:table-cell>
          <table:table-cell table:style-name="Table2.C6" office:value-type="string">
            <text:p text:style-name="P39">React + Styled-components (ou CSS Variables).</text:p>
          </table:table-cell>
          <table:table-cell table:style-name="Table2.D6" office:value-type="string">
            <text:p text:style-name="P2">Mise en place d'un panneau de configuration qui modifie dynamiquement des variables CSS. L'utilisateur voit instantanément le changement <text:soft-page-break/>sur son menu grâce à l'état (state) de React.</text:p>
          </table:table-cell>
          <table:table-cell table:style-name="Table2.E6" office:value-type="string">
            <text:p text:style-name="P6">1. <text:span text:style-name="T18">Interactivité</text:span> : React permet de mettre à jour l'aperçu du menu instantanément sans recharger la page, ce qui est essentiel pour un outil de <text:soft-page-break/>personnalisation.</text:p>
            <text:p text:style-name="P6"><text:s/>2. <text:span text:style-name="T18">Stockage flexible</text:span> : Les préférences de style (ex: <text:span text:style-name="Source_20_Text">{ "color": "#ff0000", "font": "Roboto" }</text:span>) se stockent très facilement dans un document <text:span text:style-name="T18">MongoDB</text:span> lié au menu du restaurateur.</text:p>
          </table:table-cell>
        </table:table-row>
        <table:table-row table:style-name="Table2.7">
          <table:table-cell table:style-name="Table2.A7" office:value-type="string">
            <text:p text:style-name="P2">Téléchargement du menu au format PDF en un clic.</text:p>
          </table:table-cell>
          <table:table-cell table:style-name="Table2.B7" office:value-type="string">
            <text:p text:style-name="P2">Le document généré doit être fidèle à la personnalisation (couleurs, polices) faite par l'utilisateur.</text:p>
          </table:table-cell>
          <table:table-cell table:style-name="Table2.C7" office:value-type="string">
            <text:p text:style-name="P40">React-PDF</text:p>
          </table:table-cell>
          <table:table-cell table:style-name="Table2.D7" office:value-type="string">
            <text:p text:style-name="P2">Utilisation d'une bibliothèque qui convertit le composant React du menu (stylisé avec Sass) en un document PDF téléchargeable directement depuis le navigateur.</text:p>
          </table:table-cell>
          <table:table-cell table:style-name="Table2.E7" office:value-type="string">
            <text:p text:style-name="P6">1. <text:span text:style-name="T18">Cohérence visuelle</text:span> : En utilisant une bibliothèque intégrée à React, on s'assure que le style défini via Sass est parfaitement retranscrit dans le fichier final.</text:p>
            <text:p text:style-name="P6">2. <text:span text:style-name="T18">Performance</text:span> : La génération se fait côté client (navigateur), ce qui évite de surcharger ton serveur Node.js/MongoDB lors des pics de téléchargement.</text:p>
          </table:table-cell>
        </table:table-row>
        <table:table-row table:style-name="Table2.7">
          <table:table-cell table:style-name="Table2.A8" office:value-type="string">
            <text:p text:style-name="P2">Commander l'impression physique d'un menu en un clic.</text:p>
          </table:table-cell>
          <table:table-cell table:style-name="Table2.B8" office:value-type="string">
            <text:p text:style-name="P2">Encart visible sur la page d'accueil, ouverture dans un nouvel onglet, lien vers le back-office de Qwenta.</text:p>
          </table:table-cell>
          <table:table-cell table:style-name="Table2.C8" office:value-type="string">
            <text:p text:style-name="P40">Lien HTML avec attribut <text:span text:style-name="Source_20_Text">target="_blank"</text:span> et <text:span text:style-name="T18">Sass</text:span> pour le style de l'encart.</text:p>
          </table:table-cell>
          <table:table-cell table:style-name="Table2.D8" office:value-type="string">
            <text:p text:style-name="P2">Création d'un composant "Encart Commande" stylisé avec Sass pour attirer l'œil. Le lien redirige l'utilisateur vers l'URL spécifique du back-office de Qwenta en conservant l'application ouverte dans l'onglet précédent.</text:p>
          </table:table-cell>
          <table:table-cell table:style-name="Table2.E8" office:value-type="string">
            <text:p text:style-name="P9"><text:span text:style-name="T18">Expérience Utilisateur (UX)</text:span> : L'ouverture dans un nouvel onglet permet au restaurateur de ne pas perdre son travail en cours sur le "Menu Maker".</text:p>
            <text:p text:style-name="P9"><text:span text:style-name="T18">Facilité de maintenance</text:span> : Utiliser un lien direct vers le back-office existant évite de redévelopper un module de paiement/commande complexe dans la nouvelle interface.</text:p>
            <text:p text:style-name="P6"><text:soft-page-break/></text:p>
          </table:table-cell>
        </table:table-row>
        <table:table-row table:style-name="Table2.7">
          <table:table-cell table:style-name="Table2.A9" office:value-type="string">
            <text:p text:style-name="P2">Accéder, modifier ou supprimer les menus déjà créés.</text:p>
          </table:table-cell>
          <table:table-cell table:style-name="Table2.B9" office:value-type="string">
            <text:p text:style-name="P2">Affichage de la date, option de suppression, bouton de modification et raccourci pour créer un nouveau menu.</text:p>
          </table:table-cell>
          <table:table-cell table:style-name="Table2.C9" office:value-type="string">
            <text:p text:style-name="P40">React + Sass + MongoDB.</text:p>
          </table:table-cell>
          <table:table-cell table:style-name="Table2.D9" office:value-type="string">
            <text:p text:style-name="P2">Une page "Dashboard" qui récupère la liste des menus stockés en base de données. Chaque menu est affiché sous forme de carte (stylisée avec <text:span text:style-name="T18">Sass</text:span>) avec des boutons d'action (Modifier/Supprimer).</text:p>
          </table:table-cell>
          <table:table-cell table:style-name="Table2.E9" office:value-type="string">
            <text:p text:style-name="P9"><text:bookmark text:name="p-rc_0b87adf121c81c7d-422"/><text:span text:style-name="T18">MongoDB</text:span> est idéal ici car il permet de stocker des objets "Menu" complexes (avec des listes de plats et de styles) de manière très naturelle.</text:p>
            <text:p text:style-name="P9">L'utilisation de <text:span text:style-name="T18">Sass</text:span> permet de créer des composants de cartes réutilisables et responsives pour que le restaurateur puisse gérer ses menus sur tablette ou mobile.</text:p>
            <text:p text:style-name="P9"/>
          </table:table-cell>
        </table:table-row>
        <table:table-row table:style-name="Table2.7">
          <table:table-cell table:style-name="Table2.A10" office:value-type="string">
            <text:p text:style-name="P2">Accéder aux mentions légales et afficher le copyright</text:p>
          </table:table-cell>
          <table:table-cell table:style-name="Table2.B10" office:value-type="string">
            <text:p text:style-name="P2">Contenu statique, ouverture dans une modale, mention "Tous droits réservés" visible partout.</text:p>
          </table:table-cell>
          <table:table-cell table:style-name="Table2.C10" office:value-type="string">
            <text:p text:style-name="P40">React + Sass</text:p>
          </table:table-cell>
          <table:table-cell table:style-name="Table2.D10" office:value-type="string">
            <text:p text:style-name="P9">Création d'un composant <text:span text:style-name="Source_20_Text">Footer</text:span> contenant le lien et la mention textuelle.</text:p>
            <text:p text:style-name="P9">Le contenu des mentions légales est stocké directement en dur dans le code (statique) car il ne change pas.</text:p>
            <text:p text:style-name="P2"/>
          </table:table-cell>
          <table:table-cell table:style-name="Table2.E10" office:value-type="string">
            <text:p text:style-name="P9"><text:bookmark text:name="p-rc_b6e73b3a6fda6a3c-427"/><text:span text:style-name="T18">Réutilisation</text:span> : En utilisant la même bibliothèque de modale que pour le Login ou les Plats, on garde un code léger et homogène.</text:p>
            <text:p text:style-name="P9"><text:span text:style-name="T18">Performance</text:span> : Le contenu étant statique, il n'y a aucun appel à la base de données <text:span text:style-name="T18">MongoDB</text:span>, ce qui rend l'affichage instantané.</text:p>
            <text:p text:style-name="P9"/>
          </table:table-cell>
        </table:table-row>
        <table:table-row table:style-name="Table2.7">
          <table:table-cell table:style-name="Table2.A11" office:value-type="string">
            <text:p text:style-name="P2">Accéder aux tarifs du service MenuMaker.</text:p>
          </table:table-cell>
          <table:table-cell table:style-name="Table2.B11" office:value-type="string">
            <text:p text:style-name="P2">Lien cliquable ouvrant un nouvel onglet vers une URL externe (<text:span text:style-name="Source_20_Text">/tarifs/menumake</text:span><text:soft-page-break/><text:span text:style-name="Source_20_Text">r</text:span>).</text:p>
          </table:table-cell>
          <table:table-cell table:style-name="Table2.C11" office:value-type="string">
            <text:p text:style-name="P40">React + Sass</text:p>
          </table:table-cell>
          <table:table-cell table:style-name="Table2.D11" office:value-type="string">
            <text:p text:style-name="P9">Ajout d'un lien dans le Header (Menu de navigation) et le Footer. Utilisation d'une variable de configuration pour l'URL afin <text:soft-page-break/>de pouvoir la mettre à jour facilement dès que Qwenta la communiquera.</text:p>
          </table:table-cell>
          <table:table-cell table:style-name="Table2.E11" office:value-type="string">
            <text:p text:style-name="P9"><text:span text:style-name="T18">Maintenabilité</text:span> : En centralisant l'URL dans un fichier de configuration, on évite de devoir chercher et <text:soft-page-break/>modifier le lien à plusieurs endroits du code plus tard.</text:p>
            <text:p text:style-name="P9"><text:span text:style-name="T18">Expérience Utilisateur (UX)</text:span> : L'ouverture dans un nouvel onglet permet à l'internaute de consulter les prix sans interrompre sa découverte de la Landing Page ou son processus de création.</text:p>
            <text:p text:style-name="P9"/>
          </table:table-cell>
        </table:table-row>
        <table:table-row table:style-name="Table2.7">
          <table:table-cell table:style-name="Table2.A12" office:value-type="string">
            <text:p text:style-name="P2">Diffuser le menu créé sur la plateforme Deliveroo en un clic.</text:p>
          </table:table-cell>
          <table:table-cell table:style-name="Table2.B12" office:value-type="string">
            <text:p text:style-name="P2">Encart spécifique dans la section "Exportez et diffusez", redirection vers Deliveroo.</text:p>
          </table:table-cell>
          <table:table-cell table:style-name="Table2.C12" office:value-type="string">
            <text:p text:style-name="P40">Export JSON formaté.</text:p>
          </table:table-cell>
          <table:table-cell table:style-name="Table2.D12" office:value-type="string">
            <text:p text:style-name="P9">Préparation d'un export de la base de données <text:span text:style-name="T18">MongoDB</text:span> au format JSON spécifique accepté par l'API Deliveroo.</text:p>
          </table:table-cell>
          <table:table-cell table:style-name="Table2.E12" office:value-type="string">
            <text:p text:style-name="P10"><text:span text:style-name="T18">Gain de temps pour le client</text:span> : Évite au restaurateur de ressaisir manuellement tous ses plats et prix sur Deliveroo après les avoir faits sur MenuMaker.</text:p>
            <text:p text:style-name="P10"><text:span text:style-name="T18">Évolutivité (Scalability)</text:span> : Utiliser <text:span text:style-name="T18">MongoDB</text:span> permet de restructurer facilement les données du menu pour qu'elles correspondent exactement aux exigences techniques des agrégateurs comme Deliveroo ou UberEats.</text:p>
            <text:p text:style-name="P9"/>
          </table:table-cell>
        </table:table-row>
        <table:table-row table:style-name="Table2.7">
          <table:table-cell table:style-name="Table2.A13" office:value-type="string">
            <text:p text:style-name="P2">Générer des visuels adaptés et rediriger vers Instagram pour le partage.</text:p>
          </table:table-cell>
          <table:table-cell table:style-name="Table2.B13" office:value-type="string">
            <text:p text:style-name="P2">Encart spécifique, génération d'images au format carré (<text:span text:style-name="T22">1:1</text:span>), redirection vers le <text:soft-page-break/>compte Instagram.</text:p>
          </table:table-cell>
          <table:table-cell table:style-name="Table2.C13" office:value-type="string">
            <text:p text:style-name="P40">HTML2Canvas</text:p>
          </table:table-cell>
          <table:table-cell table:style-name="Table2.D13" office:value-type="string">
            <text:p text:style-name="P35">Utilisation de <text:span text:style-name="T18">Sass</text:span> pour créer un calque (template) spécifique au format carré ($1080 \times 1080$ px).</text:p>
            <text:p text:style-name="P10"><text:soft-page-break/><text:span text:style-name="T10">La bibliothèque </text:span><text:span text:style-name="T16">HTML2Canvas</text:span><text:span text:style-name="T10"> capture ce composant React et le transforme en image (</text:span><text:span text:style-name="Source_20_Text"><text:span text:style-name="T10">.png</text:span></text:span><text:span text:style-name="T10"> ou </text:span><text:span text:style-name="Source_20_Text"><text:span text:style-name="T10">.jpg</text:span></text:span><text:span text:style-name="T10">).</text:span></text:p>
            <text:p text:style-name="P35">Un lien profond (Deep Link) ouvre l'application Instagram.</text:p>
            <text:p text:style-name="P36"/>
          </table:table-cell>
          <table:table-cell table:style-name="Table2.E13" office:value-type="string">
            <text:p text:style-name="P10"><text:span text:style-name="T18">Marketing viral</text:span> : Facilite la promotion du restaurant sur les réseaux sociaux sans effort de graphisme pour le restaurateur.</text:p>
            <text:p text:style-name="P10"><text:soft-page-break/><text:span text:style-name="T18">Autonomie</text:span> : En générant les images directement dans le navigateur avec <text:span text:style-name="Source_20_Text">HTML2Canvas</text:span>, on n'alourdit pas le serveur et le restaurateur peut prévisualiser son post instantanément.</text:p>
            <text:p text:style-name="P10"/>
          </table:table-cell>
        </table:table-row>
        <table:table-row table:style-name="Table2.7">
          <table:table-cell table:style-name="Table2.A14" office:value-type="string">
            <text:p text:style-name="P2">Se déconnecter de l'application depuis n'importe quelle page.</text:p>
          </table:table-cell>
          <table:table-cell table:style-name="Table2.B14" office:value-type="string">
            <text:p text:style-name="P2">Doit être accessible partout (Header/Menu) et fermer la session de manière sécurisée.</text:p>
          </table:table-cell>
          <table:table-cell table:style-name="Table2.C14" office:value-type="string">
            <text:p text:style-name="P40">suppression du Token.</text:p>
          </table:table-cell>
          <table:table-cell table:style-name="Table2.D14" office:value-type="string">
            <text:p text:style-name="P10"><text:span text:style-name="T10">Un bouton "Déconnexion" dans le menu de navigation (stylisé avec </text:span><text:span text:style-name="T16">Sass</text:span><text:span text:style-name="T10">).</text:span></text:p>
            <text:p text:style-name="P10">Au clic, l'application supprime le jeton d'authentification (Token) du <text:span text:style-name="Source_20_Text">localStorage</text:span> ou des <text:span text:style-name="Source_20_Text">cookies</text:span> du navigateur.</text:p>
            <text:p text:style-name="P10">L'utilisateur est immédiatement redirigé vers la <text:span text:style-name="T18">Landing Page</text:span> (non connectée).</text:p>
            <text:p text:style-name="P35"/>
          </table:table-cell>
          <table:table-cell table:style-name="Table2.E14" office:value-type="string">
            <text:p text:style-name="P10">1. <text:span text:style-name="T18">Sécurité</text:span> : Empêche une tierce personne d'accéder aux menus ou aux prix du restaurateur s'il utilise un ordinateur partagé.</text:p>
            <text:p text:style-name="P10">2. <text:span text:style-name="T18">Expérience Utilisateur (UX)</text:span> : La redirection vers la Landing Page confirme visuellement que la session est bien fermée.</text:p>
          </table:table-cell>
        </table:table-row>
        <table:table-row table:style-name="Table2.7">
          <table:table-cell table:style-name="Table2.A15" office:value-type="string">
            <text:p text:style-name="P2">Modifier l'e-mail principal et lier des adresses e-mails secondaires.</text:p>
          </table:table-cell>
          <table:table-cell table:style-name="Table2.B15" office:value-type="string">
            <text:p text:style-name="P2">Gestion multi-emails, modification de l'e-mail de base, interface à designer en cohérence avec le reste.</text:p>
          </table:table-cell>
          <table:table-cell table:style-name="Table2.C15" office:value-type="string">
            <text:p text:style-name="P40"><text:span text:style-name="T18">React</text:span> + <text:span text:style-name="T18">MongoDB</text:span></text:p>
          </table:table-cell>
          <table:table-cell table:style-name="Table2.D15" office:value-type="string">
            <text:p text:style-name="P10">Côté <text:span text:style-name="T18">MongoDB</text:span>, le document "User" contiendra un tableau (array) d'adresses e-mails avec un flag <text:span text:style-name="Source_20_Text">isPrimary: true</text:span> pour l'adresse de base.</text:p>
          </table:table-cell>
          <table:table-cell table:style-name="Table2.E15" office:value-type="string">
            <text:p text:style-name="P10">1. <text:span text:style-name="T18">Flexibilité de MongoDB</text:span> : Contrairement au SQL rigide, MongoDB permet d'ajouter un nombre illimité d'e-mails dans un seul tableau sans créer de tables de jointure complexes. 2. <text:span text:style-name="T18">Sécurité</text:span> : Lors du changement de l'e-mail de base, on peut réutiliser ton système de <text:span text:style-name="T18">Magic Link</text:span> pour <text:soft-page-break/>vérifier la validité de la nouvelle adresse avant de confirmer le changement.</text:p>
          </table:table-cell>
        </table:table-row>
        <table:table-row table:style-name="Table2.7">
          <table:table-cell table:style-name="Table2.A16" office:value-type="string">
            <text:p text:style-name="P2">Centraliser la création, la diffusion et l'impression de menus, ainsi que l'actualité de Qwenta.</text:p>
          </table:table-cell>
          <table:table-cell table:style-name="Table2.B16" office:value-type="string">
            <text:p text:style-name="P2">3 encarts d'action rapide, une section "Pour aller plus loin", et l'affichage dynamique des 3 derniers articles de blog (Titre, Image, Lien).</text:p>
          </table:table-cell>
          <table:table-cell table:style-name="Table2.C16" office:value-type="string">
            <text:p text:style-name="P40"><text:span text:style-name="T18">React</text:span> (Composants cartes) + <text:span text:style-name="T18">Sass</text:span> (Grid/Flexbox) + <text:span text:style-name="T18">API Fetch</text:span> (pour le blog).</text:p>
          </table:table-cell>
          <table:table-cell table:style-name="Table2.D16" office:value-type="string">
            <text:p text:style-name="P11">Utilisation de <text:span text:style-name="T18">Sass Grid</text:span> pour créer une mise en page "Tableau de bord" responsive.</text:p>
            <text:p text:style-name="P11">Création d'un service de récupération de données (via une API ou un flux RSS) pour afficher les articles du blog de Qwenta en temps réel.</text:p>
            <text:p text:style-name="P10"/>
          </table:table-cell>
          <table:table-cell table:style-name="Table2.E16" office:value-type="string">
            <text:p text:style-name="P11"><text:span text:style-name="T18">Efficacité (UX)</text:span> : Le regroupement des actions principales ("Créer", "Diffuser", "Imprimer") sur une seule vue permet au restaurateur de gagner un temps précieux.</text:p>
            <text:p text:style-name="P11"><text:span text:style-name="T18">Engagement (Marketing)</text:span> : L'intégration des articles de blog via une API externe permet de maintenir l'utilisateur informé des nouveautés de Qwenta sans qu'il quitte l'application.</text:p>
            <text:p text:style-name="P10"/>
          </table:table-cell>
        </table:table-row>
        <table:table-row table:style-name="Table2.7">
          <table:table-cell table:style-name="Table2.A17" office:value-type="string">
            <text:p text:style-name="P2">Personnaliser l'identité visuelle globale du restaurant (Logo, Palette de couleurs).</text:p>
          </table:table-cell>
          <table:table-cell table:style-name="Table2.B17" office:value-type="string">
            <text:p text:style-name="P2">Gestion du CRUD (Créer, Lire, Mettre à jour, Supprimer) pour le logo et les couleurs. Interface inexistante à concevoir.</text:p>
          </table:table-cell>
          <table:table-cell table:style-name="Table2.C17" office:value-type="string">
            <text:p text:style-name="P40"><text:span text:style-name="T18">React</text:span> + <text:span text:style-name="T18">MongoDB</text:span>.</text:p>
          </table:table-cell>
          <table:table-cell table:style-name="Table2.D17" office:value-type="string">
            <text:p text:style-name="P11"><text:span text:style-name="T18">Logo</text:span> : Utilisation d'un champ "File Upload". L'image est stockée sur un service tiers (type Cloudinary) et l'URL est enregistrée dans <text:span text:style-name="T18">MongoDB</text:span>.</text:p>
            <text:p text:style-name="P11"><text:span text:style-name="T18">Couleurs</text:span> : Utilisation d'un "Color Picker" (type <text:span text:style-name="Source_20_Text">react-color</text:span>). Les codes Hexadécimaux sont stockés en base de données.</text:p>
            <text:p text:style-name="P11"><text:span text:style-name="T18">Intégration</text:span> : Ces couleurs et ce logo sont ensuite injectés dynamiquement dans le template <text:soft-page-break/>du menu via des <text:span text:style-name="T18">variables CSS/Sass</text:span>.</text:p>
            <text:p text:style-name="P11"/>
          </table:table-cell>
          <table:table-cell table:style-name="Table2.E17" office:value-type="string">
            <text:p text:style-name="P11"><text:span text:style-name="T18">Cohérence de marque</text:span> : Permet au restaurateur d'avoir un menu qui ressemble vraiment à son établissement, ce qui augmente la valeur perçue du service MenuMaker.</text:p>
            <text:p text:style-name="P11"><text:span text:style-name="T18">Performance</text:span> : Le stockage des images sur un service dédié (Cloudinary) plutôt qu'en base de données directe évite d'alourdir <text:span text:style-name="T18">MongoDB</text:span> et accélère le chargement des <text:soft-page-break/>menus.</text:p>
            <text:p text:style-name="P11"/>
          </table:table-cell>
        </table:table-row>
      </table:table>
      <text:p text:style-name="P18"/>
      <text:p text:style-name="P18"/>
      <text:p text:style-name="P23"/>
      <text:list xml:id="list151308707632017" text:continue-list="list3572856430" text:style-name="WWNum3">
        <text:list-item>
          <text:p text:style-name="P43"><text:bookmark text:name="_ex0md8td8283"/>Liens avec le back-end </text:p>
        </text:list-item>
      </text:list>
      <text:p text:style-name="P18"/>
      <text:p text:style-name="P59"><text:span text:style-name="T21">L'application communiquera via des API REST. Le système de Magic Link générera un jeton unique envoyé par e-mail, permettant une connexion sécurisée sans mot de passe côté serveur</text:span></text:p>
      <text:p text:style-name="P59"><text:span text:style-name="T21"/></text:p>
      <text:list text:style-name="L1">
        <text:list-item>
          <text:p text:style-name="P56"><text:span text:style-name="T19">Quel langage pour le serveur ?</text:span><text:span text:style-name="T21"> </text:span></text:p>
          <text:list>
            <text:list-item>
              <text:p text:style-name="P61"><text:span text:style-name="T12">Le langage choisi est </text:span><text:span text:style-name="T13">JavaScript</text:span><text:span text:style-name="T12"> via l'environnement d'exécution </text:span><text:span text:style-name="T13">Node.js</text:span><text:span text:style-name="T12">.</text:span></text:p>
            </text:list-item>
            <text:list-item>
              <text:p text:style-name="P61"><text:span text:style-name="T18">Framework :</text:span> <text:span text:style-name="T18">Express.js</text:span> (le standard le plus léger et flexible pour Node.js).</text:p>
            </text:list-item>
            <text:list-item>
              <text:p text:style-name="P61"><text:span text:style-name="T18">Justification :</text:span> </text:p>
              <text:list>
                <text:list-item>
                  <text:p text:style-name="P61">1. <text:span text:style-name="T18">Unicité du langage :</text:span> Utiliser du JavaScript sur le Frontend (React) et le Backend (Node) permet de partager des logiques de validation et facilite le développement (Fullstack JS).</text:p>
                </text:list-item>
                <text:list-item>
                  <text:p text:style-name="P61"><text:s/>2. <text:span text:style-name="T18">Rapidité :</text:span> Node.js est excellent pour gérer de nombreuses connexions simultanées, ce qui est idéal si plusieurs restaurateurs modifient leurs menus en même temps.</text:p>
                </text:list-item>
              </text:list>
            </text:list-item>
          </text:list>
        </text:list-item>
        <text:list-item>
          <text:p text:style-name="P57">A-t-on besoin d’une API ? Si oui laquelle ? <text:s/></text:p>
          <text:list>
            <text:list-item>
              <text:p text:style-name="P63">Oui, nous allons concevoir une API REST propriétaire.</text:p>
              <text:list>
                <text:list-item>
                  <text:p text:style-name="P62"><text:span text:style-name="T18">Authentification (Magic Link) :</text:span> Au lieu d'un service tiers, nous utiliserons la bibliothèque <text:span text:style-name="Source_20_Text">Nodemailer</text:span> configurée avec un serveur SMTP standard pour envoyer les mails de connexion. Le jeton (Token) sera généré par <text:span text:style-name="Source_20_Text">jsonwebtoken</text:span> (JWT) et vérifié par notre propre serveur.</text:p>
                </text:list-item>
                <text:list-item>
                  <text:p text:style-name="P62"><text:soft-page-break/><text:span text:style-name="T18">Génération PDF :</text:span> Au lieu d'une API SaaS, nous utiliserons une bibliothèque comme <text:span text:style-name="Source_20_Text">Puppeteer</text:span> ou <text:span text:style-name="Source_20_Text">jsPDF</text:span> installée directement sur notre serveur Node.js pour transformer le HTML/Sass en fichier PDF.</text:p>
                </text:list-item>
                <text:list-item>
                  <text:p text:style-name="P62"><text:span text:style-name="T18">Stockage des images :</text:span> Les photos des plats et les logos seront stockés directement sur le serveur (via <text:span text:style-name="Source_20_Text">Multer</text:span>) ou sur un serveur de fichiers dédié dont nous avons le contrôle.</text:p>
                </text:list-item>
              </text:list>
              <text:p text:style-name="P65"><text:span text:style-name="T21"/></text:p>
            </text:list-item>
          </text:list>
        </text:list-item>
        <text:list-item>
          <text:p text:style-name="P58">Base de données choisie ?</text:p>
          <text:list>
            <text:list-item>
              <text:p text:style-name="P62"><text:span text:style-name="T12">La base de données est </text:span><text:span text:style-name="T13">MongoDB</text:span><text:span text:style-name="T12">.</text:span></text:p>
            </text:list-item>
            <text:list-item>
              <text:p text:style-name="P62"><text:span text:style-name="T18">Hébergement :</text:span> Installation de MongoDB sur notre propre serveur (ou instance dédiée) plutôt que d'utiliser un service managé comme Atlas.</text:p>
            </text:list-item>
            <text:list-item>
              <text:p text:style-name="P62"><text:span text:style-name="T18">Justification :</text:span> </text:p>
              <text:list>
                <text:list-item>
                  <text:p text:style-name="P62">1. <text:span text:style-name="T18">Indépendance technologique :</text:span> Nous ne dépendons d'aucun fournisseur tiers pour la persistance des données. </text:p>
                </text:list-item>
                <text:list-item>
                  <text:p text:style-name="P62">2. <text:span text:style-name="T18">Flexibilité NoSQL :</text:span> MongoDB permet de stocker les menus (objets JSON complexes) de manière native, ce qui simplifie énormément les échanges avec le frontend en React.</text:p>
                </text:list-item>
              </text:list>
            </text:list-item>
          </text:list>
        </text:list-item>
      </text:list>
      <text:p text:style-name="P17"/>
      <text:p text:style-name="P21"/>
      <text:list xml:id="list151308958501052" text:continue-list="list151308707632017" text:style-name="WWNum3">
        <text:list-item>
          <text:p text:style-name="P42"><text:bookmark text:name="_a61v3uh5vs19"/>Préconisations concernant le domaine et l’hébergement</text:p>
        </text:list-item>
      </text:list>
      <text:p text:style-name="P18"/>
      <text:list xml:id="list2030546811" text:style-name="L2">
        <text:list-item>
          <text:p text:style-name="P52">Nom du domaine.</text:p>
          <text:list>
            <text:list-item>
              <text:p text:style-name="P71">Pour assurer une cohérence de marque et une mémorisation facile par les restaurateurs, je préconise l'achat du nom de domaine suivant :</text:p>
            </text:list-item>
            <text:list-item>
              <text:p text:style-name="P77"><text:span text:style-name="T14">Domaine principal :</text:span><text:span text:style-name="T11"> </text:span><text:span text:style-name="Source_20_Text"><text:span text:style-name="T11">menumaker.fr</text:span></text:span><text:span text:style-name="T11"> (ou </text:span><text:span text:style-name="Source_20_Text"><text:span text:style-name="T11">menumaker.app</text:span></text:span><text:span text:style-name="T11"> en alternative).</text:span></text:p>
            </text:list-item>
            <text:list-item>
              <text:p text:style-name="P77"><text:span text:style-name="T14">Sous-domaine technique :</text:span><text:span text:style-name="T11"> </text:span><text:span text:style-name="Source_20_Text"><text:span text:style-name="T11">api.menumaker.fr</text:span></text:span><text:span text:style-name="T11">.</text:span></text:p>
            </text:list-item>
            <text:list-item>
              <text:p text:style-name="P77"><text:span text:style-name="T14">Justification :</text:span><text:span text:style-name="T11"> L'extension </text:span><text:span text:style-name="Source_20_Text"><text:span text:style-name="T11">.fr</text:span></text:span><text:span text:style-name="T11"> apporte une image de proximité et de confiance pour le marché français. L'utilisation d'un sous-domaine dédié à l'API permet de séparer proprement les flux du Front-end (React) et du Back-end (Node.js), facilitant ainsi la </text:span><text:soft-page-break/><text:span text:style-name="T11">maintenance et l'évolution de l'architecture.</text:span></text:p>
            </text:list-item>
          </text:list>
        </text:list-item>
        <text:list-item>
          <text:p text:style-name="P52">Nom de l’hébergement.</text:p>
        </text:list-item>
      </text:list>
      <text:list text:style-name="L3">
        <text:list-item>
          <text:list>
            <text:list-item>
              <text:p text:style-name="P72"><text:span text:style-name="T18">Hébergeur choisi :</text:span> <text:span text:style-name="T18">OVHcloud</text:span> (ou Scaleway).</text:p>
            </text:list-item>
            <text:list-item>
              <text:p text:style-name="P66"><text:span text:style-name="T18">Type de solution :</text:span> <text:span text:style-name="T18">VPS Linux (Distribution Ubuntu Server)</text:span>.</text:p>
            </text:list-item>
            <text:list-item>
              <text:p text:style-name="P75">Justification :</text:p>
              <text:list>
                <text:list-item>
                  <text:p text:style-name="P66"><text:span text:style-name="T18">Contrôle et Flexibilité :</text:span> Un VPS (Serveur Privé Virtuel) me permet d'installer et de configurer moi-même l'instance <text:span text:style-name="T18">MongoDB</text:span> et le serveur <text:span text:style-name="T18">Node.js</text:span>. C'est indispensable pour gérer les bibliothèques lourdes comme celles nécessaires à la génération de PDF ou au traitement d'images sans dépendre de quotas tiers.</text:p>
                </text:list-item>
                <text:list-item>
                  <text:p text:style-name="P66"><text:span text:style-name="T18">Souveraineté et RGPD :</text:span> En hébergeant les données sur des serveurs situés en France, nous garantissons la conformité au RGPD, un argument de rassurance majeur pour les clients de Qwenta.</text:p>
                </text:list-item>
                <text:list-item>
                  <text:p text:style-name="P66"><text:span text:style-name="T18">Certificat SSL :</text:span> Je prévois l'installation d'un certificat <text:span text:style-name="T18">Let's Encrypt</text:span> (HTTPS) pour sécuriser tous les échanges, notamment lors de l'authentification par Magic Link.</text:p>
                </text:list-item>
              </text:list>
            </text:list-item>
          </text:list>
        </text:list-item>
      </text:list>
      <text:list text:continue-list="list2030546811" text:style-name="L2">
        <text:list-item>
          <text:p text:style-name="P53">Adresses e-mail.</text:p>
          <text:list>
            <text:list-item>
              <text:p text:style-name="P64">Pour professionnaliser les échanges et assurer le fonctionnement du système d'authentification sans mot de passe, je préconise la création des adresses suivantes :</text:p>
              <text:list>
                <text:list-item>
                  <text:p text:style-name="P77"><text:span text:style-name="Source_20_Text"><text:span text:style-name="T14">no-reply@menumaker.fr</text:span></text:span><text:span text:style-name="T11"> : Cette adresse sera utilisée exclusivement par mon serveur Node.js (via la bibliothèque </text:span><text:span text:style-name="T15">Nodemailer</text:span><text:span text:style-name="T11">) pour l'envoi automatique des Magic Links de connexion.</text:span></text:p>
                </text:list-item>
                <text:list-item>
                  <text:p text:style-name="P77"><text:span text:style-name="Source_20_Text"><text:span text:style-name="T14">contact@menumaker.fr</text:span></text:span><text:span text:style-name="T11"> : Adresse de support pour centraliser les retours des utilisateurs.</text:span><text:span text:style-name="T1"><text:line-break/></text:span></text:p>
                </text:list-item>
              </text:list>
            </text:list-item>
          </text:list>
        </text:list-item>
      </text:list>
      <text:p text:style-name="P19"/>
      <text:p text:style-name="P22"/>
      <text:list xml:id="list151310131583012" text:continue-list="list151308958501052" text:style-name="WWNum3">
        <text:list-item>
          <text:p text:style-name="P44"><text:bookmark text:name="_n56najuvb5ys"/>Accessibilité<text:line-break/></text:p>
        </text:list-item>
      </text:list>
      <text:list text:style-name="L4">
        <text:list-item>
          <text:p text:style-name="P54">Compatibilité navigateur.</text:p>
          <text:list>
            <text:list-item>
              <text:p text:style-name="P73"><text:soft-page-break/>Pour garantir une expérience fluide à 100% des restaurateurs, j'ai choisi de rendre l'application compatible avec les navigateurs utilisant les moteurs de rendu les plus répandus (<text:span text:style-name="T18">Chromium</text:span>, <text:span text:style-name="T18">WebKit</text:span> et <text:span text:style-name="T18">Gecko</text:span>).</text:p>
            </text:list-item>
            <text:list-item>
              <text:p text:style-name="P67"><text:span text:style-name="T18">Navigateurs cibles :</text:span> Google Chrome, Mozilla Firefox, Microsoft Edge et Apple Safari (versions desktop et mobiles).</text:p>
            </text:list-item>
            <text:list-item>
              <text:p text:style-name="P78"><text:span text:style-name="T14">Approche technique :</text:span><text:span text:style-name="T11"> J'utiliserai </text:span><text:span text:style-name="T14">Autoprefixer</text:span><text:span text:style-name="T11"> via </text:span><text:span text:style-name="T14">Sass</text:span><text:span text:style-name="T11"> pour ajouter automatiquement les préfixes constructeurs (</text:span><text:span text:style-name="Source_20_Text"><text:span text:style-name="T11">-webkit-</text:span></text:span><text:span text:style-name="T11">, </text:span><text:span text:style-name="Source_20_Text"><text:span text:style-name="T11">-moz-</text:span></text:span><text:span text:style-name="T11">) à mes propriétés CSS. Cela garantit que le design du menu reste identique, même sur d'anciennes versions de navigateurs.</text:span></text:p>
            </text:list-item>
            <text:list-item>
              <text:p text:style-name="P67">L'utilisation de <text:span text:style-name="T18">React</text:span> permet de gérer les événements de manière homogène sur tous les navigateurs, évitant les bugs d'interactivité sur les formulaires de création de plats.</text:p>
            </text:list-item>
          </text:list>
        </text:list-item>
        <text:list-item>
          <text:p text:style-name="P55">Types d’appareils.</text:p>
        </text:list-item>
      </text:list>
      <text:list text:style-name="L5">
        <text:list-item>
          <text:p text:style-name="P74">Le quotidien d'un restaurateur est mobile et fractionné. L'application <text:span text:style-name="T18">MenuMaker</text:span> doit donc être parfaitement fonctionnelle sur tous les supports physiques.</text:p>
        </text:list-item>
        <text:list-item>
          <text:p text:style-name="P68"><text:span text:style-name="T18">Desktop (Ordinateur) :</text:span> C'est l'interface privilégiée pour la configuration initiale, l'import massif de plats et la personnalisation du branding. L'affichage sera optimisé pour les écrans larges (Full HD) afin de permettre une édition confortable avec prévisualisation en temps réel.</text:p>
        </text:list-item>
        <text:list-item>
          <text:p text:style-name="P68"><text:span text:style-name="T18">Tablettes (iPad / Android) :</text:span> Très présentes en salle ou au comptoir, les tablettes bénéficieront d'une interface <text:span text:style-name="T18">"Touch-Friendly"</text:span>. Je veillerai à ce que les zones de clic (boutons de modification, drag &amp; drop des plats) soient suffisamment espacées pour éviter les erreurs de saisie tactile.</text:p>
        </text:list-item>
        <text:list-item>
          <text:p text:style-name="P68"><text:span text:style-name="T18">Mobile (Smartphone) :</text:span> Le mode "Responsive" permettra une gestion d'urgence (modification d'un prix, masquage d'un plat en rupture de stock) directement depuis son téléphone en plein service.</text:p>
        </text:list-item>
        <text:list-item>
          <text:p text:style-name="P76">Ma stratégie d'accessibilité :</text:p>
          <text:list>
            <text:list-item>
              <text:p text:style-name="P68"><text:span text:style-name="T18">Approche Mobile First :</text:span> Je concevrai mes composants <text:span text:style-name="T18">Sass</text:span> en commençant par la vue mobile. Cela garantit un code léger, performant et une interface épurée qui s'adapte naturellement aux écrans plus grands.</text:p>
            </text:list-item>
            <text:list-item>
              <text:p text:style-name="P79"><text:span text:style-name="T14">Navigation au clavier :</text:span><text:span text:style-name="T11"> Pour respecter les standards d'accessibilité (RGAA), je porterai une attention particulière au "Focus" lors de la navigation à la touche </text:span><text:span text:style-name="Source_20_Text"><text:span text:style-name="T11">Tab</text:span></text:span><text:span text:style-name="T11">. Cela permettra une saisie ultra-rapide des formulaires pour les utilisateurs avancés.</text:span></text:p>
            </text:list-item>
            <text:list-item>
              <text:p text:style-name="P68"><text:span text:style-name="T18">Temps de chargement :</text:span> En n'utilisant pas de bibliothèques SaaS externes et en optimisant mes assets, je vise un score de <text:soft-page-break/>performance élevé sur mobile, même avec une connexion 4G instable en cuisine.</text:p>
            </text:list-item>
          </text:list>
        </text:list-item>
      </text:list>
      <text:p text:style-name="P16"/>
      <text:list xml:id="list151310298360844" text:continue-list="list151310131583012" text:style-name="WWNum3">
        <text:list-item>
          <text:p text:style-name="P45"><text:bookmark text:name="_l80x4g9stizp"/>Recommandations en termes de sécurité</text:p>
        </text:list-item>
      </text:list>
      <text:list text:style-name="L6">
        <text:list-item>
          <text:p text:style-name="P48">5.1 Accès aux comptes et authentification</text:p>
          <text:list>
            <text:list-item>
              <text:p text:style-name="P69">La sécurité des accès est ma priorité, d'autant plus que nous manipulons des données commerciales (cartes, prix). Pour éviter les failles classiques liées aux mots de passe faibles, j'ai opté pour une approche moderne et sécurisée.</text:p>
            </text:list-item>
            <text:list-item>
              <text:p text:style-name="P69"><text:span text:style-name="T18">Système de Magic Link (Passwordless) :</text:span> L'authentification se fera exclusivement via un lien unique envoyé par e-mail. Ce lien, généré par mon serveur <text:span text:style-name="T18">Node.js</text:span>, sera signé numériquement et aura une durée de validité limitée (15 minutes). Cela supprime le risque de vol de mot de passe et de "Brute Force" sur notre base de données.</text:p>
            </text:list-item>
            <text:list-item>
              <text:p text:style-name="P80"><text:span text:style-name="T14">Gestion des Sessions (JWT) :</text:span><text:span text:style-name="T11"> Une fois connecté, l'utilisateur recevra un </text:span><text:span text:style-name="T14">JSON Web Token (JWT)</text:span><text:span text:style-name="T11"> stocké de manière sécurisée dans le navigateur (</text:span><text:span text:style-name="Source_20_Text"><text:span text:style-name="T11">HttpOnly Cookie</text:span></text:span><text:span text:style-name="T11">). Ce jeton est chiffré et permet de vérifier l'identité du restaurateur à chaque action (création de plat, modification de prix) sans exposer ses informations personnelles.</text:span></text:p>
            </text:list-item>
          </text:list>
        </text:list-item>
        <text:list-item>
          <text:p text:style-name="P47">5.2 Plugins et dépendances</text:p>
          <text:list>
            <text:list-item>
              <text:p text:style-name="P80">Le contrôle total de l'application passe par une gestion rigoureuse des bibliothèques de code utilisées en local sur le serveur.</text:p>
            </text:list-item>
            <text:list-item>
              <text:p text:style-name="P80"><text:span text:style-name="T18">Audit de sécurité NPM :</text:span> Je réaliserai des audits réguliers via la commande <text:span text:style-name="Source_20_Text">npm audit</text:span> pour identifier et corriger immédiatement toute vulnérabilité dans les paquets <text:span text:style-name="T18">React</text:span> ou <text:span text:style-name="T18">Express</text:span>.</text:p>
            </text:list-item>
            <text:list-item>
              <text:p text:style-name="P81"><text:span text:style-name="T18">Validation et Sanétisation des données :</text:span> </text:p>
              <text:list>
                <text:list-item>
                  <text:p text:style-name="P81">Côté <text:span text:style-name="T18">React</text:span>, l'échappement automatique des données protège contre les attaques XSS (Cross-Site Scripting).</text:p>
                </text:list-item>
                <text:list-item>
                  <text:p text:style-name="P80">Côté <text:span text:style-name="T18">Node.js</text:span>, j'implémenterai des filtres de validation stricts pour empêcher les injections NoSQL, garantissant que seules des données conformes (prix numériques, textes sans scripts) soient enregistrées dans <text:span text:style-name="T18">MongoDB</text:span>.</text:p>
                </text:list-item>
              </text:list>
            </text:list-item>
          </text:list>
        </text:list-item>
        <text:list-item>
          <text:p text:style-name="P47">5.3 Sécurité de l'infrastructure (VPS)</text:p>
          <text:list>
            <text:list-item>
              <text:p text:style-name="P69">Puisque nous gérons notre propre serveur, la sécurité réseau est renforcée manuellement :</text:p>
            </text:list-item>
            <text:list-item>
              <text:p text:style-name="P69"><text:span text:style-name="T18">Chiffrement SSL/TLS :</text:span> L'intégralité du trafic entre le restaurateur et le serveur sera chiffrée via un certificat <text:span text:style-name="T18">SSL (Let's Encrypt)</text:span>. Cela rend les données illisibles pour toute personne tentant d'intercepter la connexion.</text:p>
            </text:list-item>
            <text:list-item>
              <text:p text:style-name="P69"><text:soft-page-break/><text:span text:style-name="T18">Configuration du Pare-feu :</text:span> Le serveur VPS sera configuré pour ne laisser ouverts que les ports strictement nécessaires au fonctionnement de l'application (HTTP, HTTPS et SSH pour l'administration), limitant ainsi la surface d'attaque.</text:p>
            </text:list-item>
          </text:list>
        </text:list-item>
      </text:list>
      <text:p text:style-name="Text_20_body"/>
      <text:p text:style-name="Text_20_body"><text:span text:style-name="T11"/></text:p>
      <text:list text:continue-list="list151310298360844" text:style-name="WWNum3">
        <text:list-header>
          <text:p text:style-name="P46"><text:line-break/></text:p>
        </text:list-header>
      </text:list>
      <text:p text:style-name="P18"><text:line-break/></text:p>
      <text:list text:continue-numbering="true" text:style-name="WWNum3">
        <text:list-item>
          <text:p text:style-name="P44"><text:bookmark text:name="_vbbknpfyus5o"/><text:span text:style-name="T4">Maintenance du site et futures mises à jour</text:span></text:p>
        </text:list-item>
      </text:list>
      <text:p text:style-name="P7"><text:span text:style-name="T6"/></text:p>
      <text:list text:style-name="L7">
        <text:list-item>
          <text:p text:style-name="P49">6.1 Grandes lignes du contrat de maintenance</text:p>
          <text:list>
            <text:list-item>
              <text:p text:style-name="P70">La maintenance de <text:span text:style-name="T18">MenuMaker</text:span> ne se limite pas à la correction de bugs ; elle garantit la haute disponibilité du service pour les restaurateurs et la sécurité de leurs données. Mon plan de maintenance s'articule autour de trois axes :</text:p>
            </text:list-item>
            <text:list-item>
              <text:p text:style-name="P70"><text:span text:style-name="T18">Maintenance Corrective (Réactivité) :</text:span> * Intervention sous 24h en cas de bug bloquant (exemple : impossibilité de générer un PDF ou de se connecter via Magic Link).</text:p>
              <text:list>
                <text:list-item>
                  <text:p text:style-name="P70">Mise en place d'un système de <text:span text:style-name="T18">Logging</text:span> sur le serveur Node.js pour identifier et corriger les erreurs avant même que l'utilisateur ne les signale.</text:p>
                </text:list-item>
              </text:list>
            </text:list-item>
            <text:list-item>
              <text:p text:style-name="P70"><text:span text:style-name="T18">Maintenance Préventive (Stabilité) :</text:span> * Mise à jour régulière des dépendances <text:span text:style-name="T18">npm</text:span> (React, Express, Mongoose) pour éviter l'obsolescence technique.</text:p>
              <text:list>
                <text:list-item>
                  <text:p text:style-name="P70">Surveillance des ressources du <text:span text:style-name="T18">VPS</text:span> (CPU, RAM, Disque) pour anticiper tout besoin de montée en charge si le nombre d'utilisateurs explose.</text:p>
                </text:list-item>
              </text:list>
            </text:list-item>
            <text:list-item>
              <text:p text:style-name="P70"><text:span text:style-name="T18">Maintenance Évolutive (Améliorations) :</text:span> * Optimisation continue des performances d'affichage du menu (Lazy loading des photos de plats).</text:p>
              <text:list>
                <text:list-item>
                  <text:p text:style-name="P70">Intégration progressive des fonctionnalités <text:span text:style-name="T18">P2</text:span> et <text:span text:style-name="T18">P3</text:span> (Exports Instagram, Branding restaurateur) selon les retours des premiers utilisateurs.</text:p>
                </text:list-item>
              </text:list>
            </text:list-item>
          </text:list>
        </text:list-item>
        <text:list-item>
          <text:p text:style-name="P50"><text:soft-page-break/>6.3 Évolutions futures envisagées</text:p>
          <text:list>
            <text:list-item>
              <text:p text:style-name="P82">Pour faire de MenuMaker un outil incontournable pour Qwenta, plusieurs pistes d'évolution technique sont déjà identifiées :</text:p>
            </text:list-item>
            <text:list-item>
              <text:p text:style-name="P82"><text:span text:style-name="T18">Mode Hors-ligne (PWA) :</text:span> Permettre au restaurateur de modifier son menu même avec une connexion internet instable en cuisine.</text:p>
            </text:list-item>
            <text:list-item>
              <text:p text:style-name="P82"><text:span text:style-name="T18">Statistiques de consultation :</text:span> Ajouter un tableau de bord indiquant au restaurateur combien de fois son menu a été consulté via le QR Cod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4"><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27T15:13:08.131719126</dc:date>
    <meta:editing-duration>PT16M49S</meta:editing-duration>
    <meta:editing-cycles>2</meta:editing-cycles>
    <meta:document-statistic meta:table-count="2" meta:image-count="1" meta:object-count="0" meta:page-count="15" meta:paragraph-count="215" meta:word-count="3412" meta:character-count="22067" meta:non-whitespace-character-count="18931"/>
  </office:meta>
</office:document-meta>
</file>